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Times New Roman" fo:font-size="14pt" officeooo:rsid="00000782" officeooo:paragraph-rsid="00000782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style:font-name="Times New Roman" fo:font-size="14pt" officeooo:rsid="00000782" officeooo:paragraph-rsid="00000782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style:font-name="Times New Roman" fo:font-size="14pt" fo:language="ru" fo:country="RU" officeooo:rsid="00000782" officeooo:paragraph-rsid="00000782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paragraph-rsid="00000782"/>
    </style:style>
    <style:style style:name="P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0036da" officeooo:paragraph-rsid="000036d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style:font-size-asian="14pt" style:font-size-complex="14pt"/>
    </style:style>
    <style:style style:name="T4" style:family="text">
      <style:text-properties style:font-name="Times New Roman" fo:font-size="14pt" fo:language="ru" fo:country="RU" officeooo:rsid="00000782" style:font-size-asian="14pt" style:font-size-complex="14pt"/>
    </style:style>
    <style:style style:name="T5" style:family="text">
      <style:text-properties style:font-name="Times New Roman" fo:font-size="14pt" fo:language="ru" fo:country="RU" officeooo:rsid="000036da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представляет из себя сайт, на котором можно выполнять тестовые задания по различным темам. Основным «вдохновителем» данной темы был сайт <text:span text:style-name="T1">Quizful, </text:span><text:span text:style-name="T2">на котором собрано большое количество тестов на различные темы по программированию. </text:span></text:p>
      <text:p text:style-name="P2"><text:span text:style-name="T2">Главной особенностью моего приложения является возможность добавления пользователем своих собственных вопросов на выбранную тему теста. После добавления вопроса пользователем, он отправляется на обработку администратором, который, в свою очередь, принимает решение добавить ли его к тесту или удалить.</text:span></text:p>
      <text:p text:style-name="P2"><text:span text:style-name="T2"/></text:p>
      <text:p text:style-name="P3">При переходе на сайт пользователь оказывается на главной странице. Здесь он сможет выбрать тему теста который он желает пройти. </text:p>
      <text:p text:style-name="P3">При выборе желаемой темы пользователь перенаправляется на страницу с информацией о выбранном тесте. На этой странице указано описание теста, общее число вопросов, относящихся к тесту, а также 2 кнопки: добавить вопрос и начать тест.</text:p>
      <text:p text:style-name="P3"/>
      <text:p text:style-name="P4"><text:span text:style-name="T4">Кнопка «Добавить вопрос». Если пользователь не авторизован, то ему эта кнопка не доступна для нажатия. При нажатии кнопки открывается окно с формой, в которой необходимо указать:</text:span></text:p>
      <text:p text:style-name="P3">- Описание нового вопроса;</text:p>
      <text:p text:style-name="P3">- Указать, является ли ответ на новый вопрос множественным либо одиночным;</text:p>
      <text:p text:style-name="P3">- При необходимости можно изменить количество вариантов ответа: минимальное число ответов — 2, максимальное — 6;</text:p>
      <text:p text:style-name="P3">- Описать варианты ответов;</text:p>
      <text:p text:style-name="P3">- Выбрать верные варианты ответов.</text:p>
      <text:p text:style-name="P3">На каждом поле стоит валидация данных. Если какое-либо поле было не заполнено, либо же заполнено неверно, отображается сообщение с описанием проблемы. </text:p>
      <text:p text:style-name="P3"/>
      <text:p text:style-name="P4"><text:span text:style-name="T4">Кнопка «Пройти тест». Для нажатия на эту кнопку пользователь также должен быть авторизован. При нажатии на нее пользователь перенаправляется на страницу, на которой </text:span><text:span text:style-name="T5">будет проходить тест. Тест состоит из 10 вопросов, которые были одобрены администрацией сайта. Вопросы выбираются случайным образом из всего множества, относящихся к выбранной теме. В планах сделать разделение по типу 1 вопрос — 1 страница. При этом когда пользователь отвечает на вопрос ему сразу приходит ответ, правильно ли он ответил на вопрос или допустил ошибку. Данная функция уже реализована на сервере, но не на клиенте.</text:span></text:p>
      <text:p text:style-name="P4"><text:span text:style-name="T5"/></text:p>
      <text:p text:style-name="P5"><text:span text:style-name="T3">Страница администратора: в планах сделать чтобы страница администратора состояла из 3(?) частей: страница с добавлением вопросов пользователей, страница с добавлением новых категорий тестов, и страница с созданием новых тестов. </text:span></text:p>
      <text:p text:style-name="P5"><text:soft-page-break/><text:span text:style-name="T3">Страница с добавлением вопросов пользователей представляет из себя таблицу, в которой отображаются все вопросы пользователей, которые еще не были подтверждены. Администратор может, в зависимости от корректности добавленного вопроса, подтвердить добавление, что, в свою очередь, добавит этот вопрос в пул вопросов, из которых происходит выборка на странице теста, или же удалить вопрос. В случае удаление вопроса он помечается как удаленный и больше не будет отображаться на этой странице. </text:span></text:p>
      <text:p text:style-name="P5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13:47:48.565000000</meta:creation-date>
    <dc:date>2020-05-04T14:13:55.854000000</dc:date>
    <meta:editing-duration>PT10M57S</meta:editing-duration>
    <meta:editing-cycles>1</meta:editing-cycles>
    <meta:document-statistic meta:table-count="0" meta:image-count="0" meta:object-count="0" meta:page-count="2" meta:paragraph-count="14" meta:word-count="390" meta:character-count="2815" meta:non-whitespace-character-count="2431"/>
    <meta:generator>LibreOffice/6.3.4.2$Windows_x86 LibreOffice_project/60da17e045e08f1793c57c00ba83cdfce946d0aa</meta:generator>
  </office:meta>
</office:document-meta>
</file>